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Mangal" svg:font-family="Manga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1mm"/>
    </style:style>
    <style:style style:name="co4" style:family="table-column">
      <style:table-column-properties fo:break-before="auto" style:column-width="27.34mm"/>
    </style:style>
    <style:style style:name="co5" style:family="table-column">
      <style:table-column-properties fo:break-before="auto" style:column-width="24.62mm"/>
    </style:style>
    <style:style style:name="co6" style:family="table-column">
      <style:table-column-properties fo:break-before="auto" style:column-width="37.91mm"/>
    </style:style>
    <style:style style:name="co7" style:family="table-column">
      <style:table-column-properties fo:break-before="auto" style:column-width="24.96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8.95mm"/>
    </style:style>
    <style:style style:name="co11" style:family="table-column">
      <style:table-column-properties fo:break-before="auto" style:column-width="30.23mm"/>
    </style:style>
    <style:style style:name="ro1" style:family="table-row">
      <style:table-row-properties style:row-height="9.5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 style:data-style-name="N104">
      <style:table-cell-properties style:text-align-source="fix" style:repeat-content="false" fo:wrap-option="wrap" fo:border="0.99pt groove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wrap-option="wrap" fo:border="0.06pt solid #000000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4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style:font-name="Calibri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font-name="Calibri" fo:font-size="12pt" style:font-name-asian="Mangal" style:font-size-asian="12pt" style:language-asian="hi" style:country-asian="IN" style:font-name-complex="Calibri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relação de salários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Profissão</text:p>
          </table:table-cell>
          <table:table-cell table:style-name="ce6" office:value-type="string" calcext:value-type="string">
            <text:p>Carga Horária</text:p>
          </table:table-cell>
          <table:table-cell table:style-name="ce9" office:value-type="string" calcext:value-type="string">
            <text:p>Despesa fixa mensal</text:p>
          </table:table-cell>
          <table:table-cell table:style-name="ce9" office:value-type="string" calcext:value-type="string">
            <text:p>Recolha fixa</text:p>
          </table:table-cell>
          <table:table-cell table:style-name="ce11" office:value-type="string" calcext:value-type="string">
            <text:p>Saldo salário</text:p>
          </table:table-cell>
          <table:table-cell table:style-name="ce11" office:value-type="string" calcext:value-type="string">
            <text:p>Custo da hora</text:p>
          </table:table-cell>
        </table:table-row>
        <table:table-row table:style-name="ro2">
          <table:table-cell table:style-name="ce5" table:formula="of:=INDIRECT(&quot;'&quot;&amp;RIGHT(&quot;P&quot;&amp;ROW();2)&amp;&quot;'.A$1&quot;)" office:value-type="string" office:string-value="Técnico de Suporte em TI" calcext:value-type="string">
            <text:p>Técnico de Suporte em TI</text:p>
          </table:table-cell>
          <table:table-cell table:style-name="ce7" office:value-type="float" office:value="160" calcext:value-type="float">
            <text:p>160</text:p>
          </table:table-cell>
          <table:table-cell table:style-name="ce10" table:formula="of:=INDIRECT(&quot;'&quot;&amp;RIGHT(&quot;P&quot;&amp;ROW();2)&amp;&quot;'.A$18&quot;)" office:value-type="currency" office:currency="BRL" office:value="2233.559858" calcext:value-type="currency">
            <text:p>R$ 2.233,56</text:p>
          </table:table-cell>
          <table:table-cell table:style-name="ce10" table:formula="of:=INDIRECT(&quot;'&quot;&amp;RIGHT(&quot;P&quot;&amp;ROW();2)&amp;&quot;'.A$16&quot;)" office:value-type="currency" office:currency="BRL" office:value="739.066058" calcext:value-type="currency">
            <text:p>R$ 739,07</text:p>
          </table:table-cell>
          <table:table-cell table:style-name="ce10" table:formula="of:=INDIRECT(&quot;'&quot;&amp;RIGHT(&quot;P&quot;&amp;ROW();2)&amp;&quot;'.A$17&quot;)" office:value-type="currency" office:currency="BRL" office:value="1494.4938" calcext:value-type="currency">
            <text:p>R$ 1.494,49</text:p>
          </table:table-cell>
          <table:table-cell table:style-name="ce10" table:formula="of:=[.C2]/[.B2]" office:value-type="currency" office:currency="BRL" office:value="13.9597491125" calcext:value-type="currency">
            <text:p>R$ 13,96</text:p>
          </table:table-cell>
        </table:table-row>
        <table:table-row table:style-name="ro2">
          <table:table-cell table:style-name="ce5" table:formula="of:=INDIRECT(&quot;'&quot;&amp;RIGHT(&quot;P&quot;&amp;ROW();2)&amp;&quot;'.A$1&quot;)" office:value-type="string" office:string-value="Técnico de Segurança Eletrônica" calcext:value-type="string">
            <text:p>Técnico de Segurança Eletrônica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2)&amp;&quot;'.A$18&quot;)" office:value-type="currency" office:currency="BRL" office:value="2963.1929222" calcext:value-type="currency">
            <text:p>R$ 2.963,19</text:p>
          </table:table-cell>
          <table:table-cell table:style-name="ce10" table:formula="of:=INDIRECT(&quot;'&quot;&amp;RIGHT(&quot;P&quot;&amp;ROW();2)&amp;&quot;'.A$16&quot;)" office:value-type="currency" office:currency="BRL" office:value="1097.4982772" calcext:value-type="currency">
            <text:p>R$ 1.097,50</text:p>
          </table:table-cell>
          <table:table-cell table:style-name="ce10" table:formula="of:=INDIRECT(&quot;'&quot;&amp;RIGHT(&quot;P&quot;&amp;ROW();2)&amp;&quot;'.A$17&quot;)" office:value-type="currency" office:currency="BRL" office:value="1865.694645" calcext:value-type="currency">
            <text:p>R$ 1.865,69</text:p>
          </table:table-cell>
          <table:table-cell table:style-name="ce10" table:formula="of:=[.C3]/[.B3]" office:value-type="currency" office:currency="BRL" office:value="18.51995576375" calcext:value-type="currency">
            <text:p>R$ 18,52</text:p>
          </table:table-cell>
        </table:table-row>
        <table:table-row table:style-name="ro2">
          <table:table-cell table:style-name="ce5" table:formula="of:=INDIRECT(&quot;'&quot;&amp;RIGHT(&quot;P&quot;&amp;ROW();2)&amp;&quot;'.A$1&quot;)" office:value-type="string" office:string-value="Analista de TI" calcext:value-type="string">
            <text:p>Analista de TI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2)&amp;&quot;'.A$18&quot;)" office:value-type="currency" office:currency="BRL" office:value="3714.220182" calcext:value-type="currency">
            <text:p>R$ 3.714,22</text:p>
          </table:table-cell>
          <table:table-cell table:style-name="ce10" table:formula="of:=INDIRECT(&quot;'&quot;&amp;RIGHT(&quot;P&quot;&amp;ROW();2)&amp;&quot;'.A$16&quot;)" office:value-type="currency" office:currency="BRL" office:value="1430.004232" calcext:value-type="currency">
            <text:p>R$ 1.430,00</text:p>
          </table:table-cell>
          <table:table-cell table:style-name="ce10" table:formula="of:=INDIRECT(&quot;'&quot;&amp;RIGHT(&quot;P&quot;&amp;ROW();2)&amp;&quot;'.A$17&quot;)" office:value-type="currency" office:currency="BRL" office:value="2284.21595" calcext:value-type="currency">
            <text:p>R$ 2.284,22</text:p>
          </table:table-cell>
          <table:table-cell table:style-name="ce10" table:formula="of:=[.C4]/[.B4]" office:value-type="currency" office:currency="BRL" office:value="23.2138761375" calcext:value-type="currency">
            <text:p>R$ 23,21</text:p>
          </table:table-cell>
        </table:table-row>
        <table:table-row table:style-name="ro2">
          <table:table-cell table:style-name="ce5" table:formula="of:=INDIRECT(&quot;'&quot;&amp;RIGHT(&quot;P&quot;&amp;ROW();2)&amp;&quot;'.A$1&quot;)" office:value-type="string" office:string-value="Analista de Processamento de Dados" calcext:value-type="string">
            <text:p>Analista de Processamento de Dados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2)&amp;&quot;'.A$18&quot;)" office:value-type="currency" office:currency="BRL" office:value="4028.474298" calcext:value-type="currency">
            <text:p>R$ 4.028,47</text:p>
          </table:table-cell>
          <table:table-cell table:style-name="ce10" table:formula="of:=INDIRECT(&quot;'&quot;&amp;RIGHT(&quot;P&quot;&amp;ROW();2)&amp;&quot;'.A$16&quot;)" office:value-type="currency" office:currency="BRL" office:value="1555.832248" calcext:value-type="currency">
            <text:p>R$ 1.555,83</text:p>
          </table:table-cell>
          <table:table-cell table:style-name="ce10" table:formula="of:=INDIRECT(&quot;'&quot;&amp;RIGHT(&quot;P&quot;&amp;ROW();2)&amp;&quot;'.A$17&quot;)" office:value-type="currency" office:currency="BRL" office:value="2472.64205" calcext:value-type="currency">
            <text:p>R$ 2.472,64</text:p>
          </table:table-cell>
          <table:table-cell table:style-name="ce10" table:formula="of:=[.C5]/[.B5]" office:value-type="currency" office:currency="BRL" office:value="25.1779643625" calcext:value-type="currency">
            <text:p>R$ 25,18</text:p>
          </table:table-cell>
        </table:table-row>
        <table:table-row table:style-name="ro2">
          <table:table-cell table:style-name="ce5" table:formula="of:=INDIRECT(&quot;'&quot;&amp;RIGHT(&quot;P&quot;&amp;ROW();2)&amp;&quot;'.A$1&quot;)" office:value-type="string" office:string-value="Coordenador de Vendas" calcext:value-type="string">
            <text:p>Coordenador de Vendas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2)&amp;&quot;'.A$18&quot;)" office:value-type="currency" office:currency="BRL" office:value="4610.543822" calcext:value-type="currency">
            <text:p>R$ 4.610,54</text:p>
          </table:table-cell>
          <table:table-cell table:style-name="ce10" table:formula="of:=INDIRECT(&quot;'&quot;&amp;RIGHT(&quot;P&quot;&amp;ROW();2)&amp;&quot;'.A$16&quot;)" office:value-type="currency" office:currency="BRL" office:value="1994.326022" calcext:value-type="currency">
            <text:p>R$ 1.994,33</text:p>
          </table:table-cell>
          <table:table-cell table:style-name="ce10" table:formula="of:=INDIRECT(&quot;'&quot;&amp;RIGHT(&quot;P&quot;&amp;ROW();2)&amp;&quot;'.A$17&quot;)" office:value-type="currency" office:currency="BRL" office:value="2616.2178" calcext:value-type="currency">
            <text:p>R$ 2.616,22</text:p>
          </table:table-cell>
          <table:table-cell table:style-name="ce10" table:formula="of:=[.C6]/[.B6]" office:value-type="currency" office:currency="BRL" office:value="28.8158988875" calcext:value-type="currency">
            <text:p>R$ 28,82</text:p>
          </table:table-cell>
        </table:table-row>
        <table:table-row table:style-name="ro2">
          <table:table-cell table:style-name="ce5" table:formula="of:=INDIRECT(&quot;'&quot;&amp;RIGHT(&quot;P&quot;&amp;ROW();2)&amp;&quot;'.A$1&quot;)" office:value-type="string" office:string-value="Coordenador de Help Desk" calcext:value-type="string">
            <text:p>Coordenador de Help Desk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2)&amp;&quot;'.A$18&quot;)" office:value-type="currency" office:currency="BRL" office:value="5093.67854" calcext:value-type="currency">
            <text:p>R$ 5.093,68</text:p>
          </table:table-cell>
          <table:table-cell table:style-name="ce10" table:formula="of:=INDIRECT(&quot;'&quot;&amp;RIGHT(&quot;P&quot;&amp;ROW();2)&amp;&quot;'.A$16&quot;)" office:value-type="currency" office:currency="BRL" office:value="2220.73254" calcext:value-type="currency">
            <text:p>R$ 2.220,73</text:p>
          </table:table-cell>
          <table:table-cell table:style-name="ce10" table:formula="of:=INDIRECT(&quot;'&quot;&amp;RIGHT(&quot;P&quot;&amp;ROW();2)&amp;&quot;'.A$17&quot;)" office:value-type="currency" office:currency="BRL" office:value="2872.946" calcext:value-type="currency">
            <text:p>R$ 2.872,95</text:p>
          </table:table-cell>
          <table:table-cell table:style-name="ce10" table:formula="of:=[.C7]/[.B7]" office:value-type="currency" office:currency="BRL" office:value="31.835490875" calcext:value-type="currency">
            <text:p>R$ 31,84</text:p>
          </table:table-cell>
        </table:table-row>
        <table:table-row table:style-name="ro2">
          <table:table-cell table:style-name="ce5" table:formula="of:=INDIRECT(&quot;'&quot;&amp;RIGHT(&quot;P&quot;&amp;ROW();2)&amp;&quot;'.A$1&quot;)" office:value-type="string" office:string-value="Desenvolvedor .NET" calcext:value-type="string">
            <text:p>Desenvolvedor .NET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2)&amp;&quot;'.A$18&quot;)" office:value-type="currency" office:currency="BRL" office:value="5096.616926" calcext:value-type="currency">
            <text:p>R$ 5.096,62</text:p>
          </table:table-cell>
          <table:table-cell table:style-name="ce10" table:formula="of:=INDIRECT(&quot;'&quot;&amp;RIGHT(&quot;P&quot;&amp;ROW();2)&amp;&quot;'.A$16&quot;)" office:value-type="currency" office:currency="BRL" office:value="2222.109526" calcext:value-type="currency">
            <text:p>R$ 2.222,11</text:p>
          </table:table-cell>
          <table:table-cell table:style-name="ce10" table:formula="of:=INDIRECT(&quot;'&quot;&amp;RIGHT(&quot;P&quot;&amp;ROW();2)&amp;&quot;'.A$17&quot;)" office:value-type="currency" office:currency="BRL" office:value="2874.5074" calcext:value-type="currency">
            <text:p>R$ 2.874,51</text:p>
          </table:table-cell>
          <table:table-cell table:style-name="ce10" table:formula="of:=[.C8]/[.B8]" office:value-type="currency" office:currency="BRL" office:value="31.8538557875" calcext:value-type="currency">
            <text:p>R$ 31,85</text:p>
          </table:table-cell>
        </table:table-row>
        <table:table-row table:style-name="ro2">
          <table:table-cell table:style-name="ce5" table:formula="of:=INDIRECT(&quot;'&quot;&amp;RIGHT(&quot;P&quot;&amp;ROW();2)&amp;&quot;'.A$1&quot;)" office:value-type="string" office:string-value="Analista de Banco de Dados" calcext:value-type="string">
            <text:p>Analista de Banco de Dados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2)&amp;&quot;'.A$18&quot;)" office:value-type="currency" office:currency="BRL" office:value="6106.318504" calcext:value-type="currency">
            <text:p>R$ 6.106,32</text:p>
          </table:table-cell>
          <table:table-cell table:style-name="ce10" table:formula="of:=INDIRECT(&quot;'&quot;&amp;RIGHT(&quot;P&quot;&amp;ROW();2)&amp;&quot;'.A$16&quot;)" office:value-type="currency" office:currency="BRL" office:value="2858.041904" calcext:value-type="currency">
            <text:p>R$ 2.858,04</text:p>
          </table:table-cell>
          <table:table-cell table:style-name="ce10" table:formula="of:=INDIRECT(&quot;'&quot;&amp;RIGHT(&quot;P&quot;&amp;ROW();2)&amp;&quot;'.A$17&quot;)" office:value-type="currency" office:currency="BRL" office:value="3248.2766" calcext:value-type="currency">
            <text:p>R$ 3.248,28</text:p>
          </table:table-cell>
          <table:table-cell table:style-name="ce10" table:formula="of:=[.C9]/[.B9]" office:value-type="currency" office:currency="BRL" office:value="38.16449065" calcext:value-type="currency">
            <text:p>R$ 38,16</text:p>
          </table:table-cell>
        </table:table-row>
        <table:table-row table:style-name="ro2">
          <table:table-cell table:style-name="ce5" table:formula="of:=INDIRECT(&quot;'&quot;&amp;RIGHT(&quot;P&quot;&amp;ROW();3)&amp;&quot;'.A$1&quot;)" office:value-type="string" office:string-value="Analista de Negócios" calcext:value-type="string">
            <text:p>Analista de Negócios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3)&amp;&quot;'.A$18&quot;)" office:value-type="currency" office:currency="BRL" office:value="6564.49783" calcext:value-type="currency">
            <text:p>R$ 6.564,50</text:p>
          </table:table-cell>
          <table:table-cell table:style-name="ce10" table:formula="of:=INDIRECT(&quot;'&quot;&amp;RIGHT(&quot;P&quot;&amp;ROW();3)&amp;&quot;'.A$16&quot;)" office:value-type="currency" office:currency="BRL" office:value="3097.42958" calcext:value-type="currency">
            <text:p>R$ 3.097,43</text:p>
          </table:table-cell>
          <table:table-cell table:style-name="ce10" table:formula="of:=INDIRECT(&quot;'&quot;&amp;RIGHT(&quot;P&quot;&amp;ROW();3)&amp;&quot;'.A$17&quot;)" office:value-type="currency" office:currency="BRL" office:value="3467.06825" calcext:value-type="currency">
            <text:p>R$ 3.467,07</text:p>
          </table:table-cell>
          <table:table-cell table:style-name="ce10" table:formula="of:=[.C10]/[.B10]" office:value-type="currency" office:currency="BRL" office:value="41.0281114375" calcext:value-type="currency">
            <text:p>R$ 41,03</text:p>
          </table:table-cell>
        </table:table-row>
        <table:table-row table:style-name="ro2">
          <table:table-cell table:style-name="ce5" table:formula="of:=INDIRECT(&quot;'&quot;&amp;RIGHT(&quot;P&quot;&amp;ROW();3)&amp;&quot;'.A$1&quot;)" office:value-type="string" office:string-value="Consultor de Infra Estrutura" calcext:value-type="string">
            <text:p>Consultor de Infra Estrutura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3)&amp;&quot;'.A$18&quot;)" office:value-type="currency" office:currency="BRL" office:value="6627.638314" calcext:value-type="currency">
            <text:p>R$ 6.627,64</text:p>
          </table:table-cell>
          <table:table-cell table:style-name="ce10" table:formula="of:=INDIRECT(&quot;'&quot;&amp;RIGHT(&quot;P&quot;&amp;ROW();3)&amp;&quot;'.A$16&quot;)" office:value-type="currency" office:currency="BRL" office:value="3130.418964" calcext:value-type="currency">
            <text:p>R$ 3.130,42</text:p>
          </table:table-cell>
          <table:table-cell table:style-name="ce10" table:formula="of:=INDIRECT(&quot;'&quot;&amp;RIGHT(&quot;P&quot;&amp;ROW();3)&amp;&quot;'.A$17&quot;)" office:value-type="currency" office:currency="BRL" office:value="3497.21935" calcext:value-type="currency">
            <text:p>R$ 3.497,22</text:p>
          </table:table-cell>
          <table:table-cell table:style-name="ce10" table:formula="of:=[.C11]/[.B11]" office:value-type="currency" office:currency="BRL" office:value="41.4227394625" calcext:value-type="currency">
            <text:p>R$ 41,42</text:p>
          </table:table-cell>
        </table:table-row>
        <table:table-row table:style-name="ro2">
          <table:table-cell table:style-name="ce5" table:formula="of:=INDIRECT(&quot;'&quot;&amp;RIGHT(&quot;P&quot;&amp;ROW();3)&amp;&quot;'.A$1&quot;)" office:value-type="string" office:string-value="Consultor de TI" calcext:value-type="string">
            <text:p>Consultor de TI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3)&amp;&quot;'.A$18&quot;)" office:value-type="currency" office:currency="BRL" office:value="7219.451536" calcext:value-type="currency">
            <text:p>R$ 7.219,45</text:p>
          </table:table-cell>
          <table:table-cell table:style-name="ce10" table:formula="of:=INDIRECT(&quot;'&quot;&amp;RIGHT(&quot;P&quot;&amp;ROW();3)&amp;&quot;'.A$16&quot;)" office:value-type="currency" office:currency="BRL" office:value="3439.627136" calcext:value-type="currency">
            <text:p>R$ 3.439,63</text:p>
          </table:table-cell>
          <table:table-cell table:style-name="ce10" table:formula="of:=INDIRECT(&quot;'&quot;&amp;RIGHT(&quot;P&quot;&amp;ROW();3)&amp;&quot;'.A$17&quot;)" office:value-type="currency" office:currency="BRL" office:value="3779.8244" calcext:value-type="currency">
            <text:p>R$ 3.779,82</text:p>
          </table:table-cell>
          <table:table-cell table:style-name="ce10" table:formula="of:=[.C12]/[.B12]" office:value-type="currency" office:currency="BRL" office:value="45.1215721" calcext:value-type="currency">
            <text:p>R$ 45,12</text:p>
          </table:table-cell>
        </table:table-row>
        <table:table-row table:style-name="ro2">
          <table:table-cell table:style-name="ce5" table:formula="of:=INDIRECT(&quot;'&quot;&amp;RIGHT(&quot;P&quot;&amp;ROW();3)&amp;&quot;'.A$1&quot;)" office:value-type="string" office:string-value="Coordenador de TI" calcext:value-type="string">
            <text:p>Coordenador de TI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3)&amp;&quot;'.A$18&quot;)" office:value-type="currency" office:currency="BRL" office:value="7966.929586" calcext:value-type="currency">
            <text:p>R$ 7.966,93</text:p>
          </table:table-cell>
          <table:table-cell table:style-name="ce10" table:formula="of:=INDIRECT(&quot;'&quot;&amp;RIGHT(&quot;P&quot;&amp;ROW();3)&amp;&quot;'.A$16&quot;)" office:value-type="currency" office:currency="BRL" office:value="3830.166436" calcext:value-type="currency">
            <text:p>R$ 3.830,17</text:p>
          </table:table-cell>
          <table:table-cell table:style-name="ce10" table:formula="of:=INDIRECT(&quot;'&quot;&amp;RIGHT(&quot;P&quot;&amp;ROW();3)&amp;&quot;'.A$17&quot;)" office:value-type="currency" office:currency="BRL" office:value="4136.76315" calcext:value-type="currency">
            <text:p>R$ 4.136,76</text:p>
          </table:table-cell>
          <table:table-cell table:style-name="ce10" table:formula="of:=[.C13]/[.B13]" office:value-type="currency" office:currency="BRL" office:value="49.7933099125" calcext:value-type="currency">
            <text:p>R$ 49,79</text:p>
          </table:table-cell>
        </table:table-row>
        <table:table-row table:style-name="ro2">
          <table:table-cell table:style-name="ce5" table:formula="of:=INDIRECT(&quot;'&quot;&amp;RIGHT(&quot;P&quot;&amp;ROW();3)&amp;&quot;'.A$1&quot;)" office:value-type="string" office:string-value="Gerente de TI" calcext:value-type="string">
            <text:p>Gerente de TI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3)&amp;&quot;'.A$18&quot;)" office:value-type="currency" office:currency="BRL" office:value="13639.769242" calcext:value-type="currency">
            <text:p>R$ 13.639,77</text:p>
          </table:table-cell>
          <table:table-cell table:style-name="ce10" table:formula="of:=INDIRECT(&quot;'&quot;&amp;RIGHT(&quot;P&quot;&amp;ROW();3)&amp;&quot;'.A$16&quot;)" office:value-type="currency" office:currency="BRL" office:value="6421.8341198826" calcext:value-type="currency">
            <text:p>R$ 6.421,83</text:p>
          </table:table-cell>
          <table:table-cell table:style-name="ce10" table:formula="of:=INDIRECT(&quot;'&quot;&amp;RIGHT(&quot;P&quot;&amp;ROW();3)&amp;&quot;'.A$17&quot;)" office:value-type="currency" office:currency="BRL" office:value="7217.9351221174" calcext:value-type="currency">
            <text:p>R$ 7.217,94</text:p>
          </table:table-cell>
          <table:table-cell table:style-name="ce10" table:formula="of:=[.C14]/[.B14]" office:value-type="currency" office:currency="BRL" office:value="85.2485577625" calcext:value-type="currency">
            <text:p>R$ 85,25</text:p>
          </table:table-cell>
        </table:table-row>
        <table:table-row table:style-name="ro2">
          <table:table-cell table:style-name="ce5" table:formula="of:=INDIRECT(&quot;'&quot;&amp;RIGHT(&quot;P&quot;&amp;ROW();3)&amp;&quot;'.A$1&quot;)" office:value-type="string" office:string-value="Diretor de TI" calcext:value-type="string">
            <text:p>Diretor de TI</text:p>
          </table:table-cell>
          <table:table-cell table:style-name="ce7" office:value-type="string" calcext:value-type="string">
            <text:p>160</text:p>
          </table:table-cell>
          <table:table-cell table:style-name="ce10" table:formula="of:=INDIRECT(&quot;'&quot;&amp;RIGHT(&quot;P&quot;&amp;ROW();3)&amp;&quot;'.A$18&quot;)" office:value-type="currency" office:currency="BRL" office:value="27636.109468" calcext:value-type="currency">
            <text:p>R$ 27.636,11</text:p>
          </table:table-cell>
          <table:table-cell table:style-name="ce10" table:formula="of:=INDIRECT(&quot;'&quot;&amp;RIGHT(&quot;P&quot;&amp;ROW();3)&amp;&quot;'.A$16&quot;)" office:value-type="currency" office:currency="BRL" office:value="12629.0290958826" calcext:value-type="currency">
            <text:p>R$ 12.629,03</text:p>
          </table:table-cell>
          <table:table-cell table:style-name="ce10" table:formula="of:=INDIRECT(&quot;'&quot;&amp;RIGHT(&quot;P&quot;&amp;ROW();3)&amp;&quot;'.A$17&quot;)" office:value-type="currency" office:currency="BRL" office:value="15007.0803721174" calcext:value-type="currency">
            <text:p>R$ 15.007,08</text:p>
          </table:table-cell>
          <table:table-cell table:style-name="ce10" table:formula="of:=[.C15]/[.B15]" office:value-type="currency" office:currency="BRL" office:value="172.725684175" calcext:value-type="currency">
            <text:p>R$ 172,73</text:p>
          </table:table-cell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2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Técnico de Suporte em TI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1563.83" calcext:value-type="currency">
            <text:p>R$ 1.563,83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172.0213" calcext:value-type="currency">
            <text:p>R$ 172,02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130.267039" calcext:value-type="currency">
            <text:p>R$ 130,27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125.1064" calcext:value-type="currency">
            <text:p>R$ 125,11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62.5532" calcext:value-type="currency">
            <text:p>R$ 62,55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124.011719" calcext:value-type="currency">
            <text:p>R$ 124,01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1% alimentação</text:p>
          </table:table-cell>
          <table:table-cell table:number-columns-repeated="3"/>
        </table:table-row>
        <table:table-row table:style-name="ro2">
          <table:table-cell table:formula="of:=SUM([.A2:.A3])*0.06" office:value-type="currency" office:currency="BRL" office:value="93.8298" calcext:value-type="currency">
            <text:p>R$ 93,83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refeição</text:p>
          </table:table-cell>
          <table:table-cell table:number-columns-repeated="3"/>
        </table:table-row>
        <table:table-row table:style-name="ro2">
          <table:table-cell table:formula="of:=2*22*3.4" office:value-type="currency" office:currency="BRL" office:value="149.6" calcext:value-type="currency">
            <text:p>R$ 149,6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125.1064" calcext:value-type="currency">
            <text:p>R$ 125,11</text:p>
          </table:table-cell>
          <table:table-cell office:value-type="string" calcext:value-type="string">
            <text:p>8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1713.43" calcext:value-type="currency">
            <text:p>R$ 1.713,43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218.9362" calcext:value-type="currency">
            <text:p>R$ 218,94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8])+[.A13]" office:value-type="currency" office:currency="BRL" office:value="739.066058" calcext:value-type="currency">
            <text:p>R$ 739,07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1494.4938" calcext:value-type="currency">
            <text:p>R$ 1.494,49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2233.559858" calcext:value-type="currency">
            <text:p>R$ 2.233,56</text:p>
          </table:table-cell>
          <table:table-cell office:value-type="string" calcext:value-type="string">
            <text:p>despesa total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/>
        </table:table-row>
      </table:table>
      <table:table table:name="P3" table:style-name="ta1">
        <table:table-column table:style-name="co2" table:default-cell-style-name="ce1"/>
        <table:table-column table:style-name="co6" table:default-cell-style-name="Default"/>
        <table:table-row table:style-name="ro2">
          <table:table-cell office:value-type="string" calcext:value-type="string">
            <text:p>Técnico de Segurança Eletrônica</text:p>
          </table:table-cell>
          <table:table-cell/>
        </table:table-row>
        <table:table-row table:style-name="ro2">
          <table:table-cell office:value-type="currency" office:currency="BRL" office:value="1541.69" calcext:value-type="currency">
            <text:p>R$ 1.541,69</text:p>
          </table:table-cell>
          <table:table-cell office:value-type="string" calcext:value-type="string">
            <text:p>bruto</text:p>
          </table:table-cell>
        </table:table-row>
        <table:table-row table:style-name="ro2">
          <table:table-cell table:formula="of:=[.A2]*0.3" office:value-type="currency" office:currency="BRL" office:value="462.507" calcext:value-type="currency">
            <text:p>R$ 462,51</text:p>
          </table:table-cell>
          <table:table-cell office:value-type="string" calcext:value-type="string">
            <text:p>periculosidade</text:p>
          </table:table-cell>
        </table:table-row>
        <table:table-row table:style-name="ro2">
          <table:table-cell table:formula="of:=SUM([.A2:.A3])*0.11" office:value-type="currency" office:currency="BRL" office:value="220.46167" calcext:value-type="currency">
            <text:p>R$ 220,46</text:p>
          </table:table-cell>
          <table:table-cell office:value-type="string" calcext:value-type="string">
            <text:p>férias</text:p>
          </table:table-cell>
        </table:table-row>
        <table:table-row table:style-name="ro2">
          <table:table-cell table:formula="of:=SUM([.A2:.A3])*0.0833" office:value-type="currency" office:currency="BRL" office:value="166.9496101" calcext:value-type="currency">
            <text:p>R$ 166,95</text:p>
          </table:table-cell>
          <table:table-cell office:value-type="string" calcext:value-type="string">
            <text:p>13º</text:p>
          </table:table-cell>
        </table:table-row>
        <table:table-row table:style-name="ro2">
          <table:table-cell table:formula="of:=SUM([.A2:.A3])*0.08" office:value-type="currency" office:currency="BRL" office:value="160.33576" calcext:value-type="currency">
            <text:p>R$ 160,34</text:p>
          </table:table-cell>
          <table:table-cell office:value-type="string" calcext:value-type="string">
            <text:p>fgts</text:p>
          </table:table-cell>
        </table:table-row>
        <table:table-row table:style-name="ro2">
          <table:table-cell table:formula="of:=SUM([.A2:.A3])*0.04" office:value-type="currency" office:currency="BRL" office:value="80.16788" calcext:value-type="currency">
            <text:p>R$ 80,17</text:p>
          </table:table-cell>
          <table:table-cell office:value-type="string" calcext:value-type="string">
            <text:p>rescisão</text:p>
          </table:table-cell>
        </table:table-row>
        <table:table-row table:style-name="ro2">
          <table:table-cell table:formula="of:=SUM([.A2:.A3])*0.0793" office:value-type="currency" office:currency="BRL" office:value="158.9328221" calcext:value-type="currency">
            <text:p>R$ 158,93</text:p>
          </table:table-cell>
          <table:table-cell office:value-type="string" calcext:value-type="string">
            <text:p>previdenciário</text:p>
          </table:table-cell>
        </table:table-row>
        <table:table-row table:style-name="ro2">
          <table:table-cell table:formula="of:=SUM([.A2:.A3])*0.075" office:value-type="currency" office:currency="BRL" office:value="150.314775" calcext:value-type="currency">
            <text:p>R$ 150,31</text:p>
          </table:table-cell>
          <table:table-cell office:value-type="string" calcext:value-type="string">
            <text:p>7,5% IRRF</text:p>
          </table:table-cell>
        </table:table-row>
        <table:table-row table:style-name="ro2">
          <table:table-cell table:formula="of:=SUM([.A2:.A3])*0.06" office:value-type="currency" office:currency="BRL" office:value="120.25182" calcext:value-type="currency">
            <text:p>R$ 120,25</text:p>
          </table:table-cell>
          <table:table-cell office:value-type="string" calcext:value-type="string">
            <text:p>6% transporte</text:p>
          </table:table-cell>
        </table:table-row>
        <table:table-row table:style-name="ro2">
          <table:table-cell office:value-type="currency" office:currency="BRL" office:value="142.8" calcext:value-type="currency">
            <text:p>R$ 142,80</text:p>
          </table:table-cell>
          <table:table-cell office:value-type="string" calcext:value-type="string">
            <text:p>dedução IRRF</text:p>
          </table:table-cell>
        </table:table-row>
        <table:table-row table:style-name="ro2">
          <table:table-cell table:formula="of:=22*3.4*2" office:value-type="currency" office:currency="BRL" office:value="149.6" calcext:value-type="currency">
            <text:p>R$ 149,60</text:p>
          </table:table-cell>
          <table:table-cell office:value-type="string" calcext:value-type="string">
            <text:p>vale transporte</text:p>
          </table:table-cell>
        </table:table-row>
        <table:table-row table:style-name="ro2">
          <table:table-cell table:formula="of:=SUM([.A2:.A3])*0.08" office:value-type="currency" office:currency="BRL" office:value="160.33576" calcext:value-type="currency">
            <text:p>R$ 160,34</text:p>
          </table:table-cell>
          <table:table-cell office:value-type="string" calcext:value-type="string">
            <text:p>8% inss</text:p>
          </table:table-cell>
        </table:table-row>
        <table:table-row table:style-name="ro2">
          <table:table-cell table:formula="of:=[.A2]+[.A3]+[.A11]+[.A12]" office:value-type="currency" office:currency="BRL" office:value="2296.597" calcext:value-type="currency">
            <text:p>R$ 2.296,60</text:p>
          </table:table-cell>
          <table:table-cell office:value-type="string" calcext:value-type="string">
            <text:p>proventos</text:p>
          </table:table-cell>
        </table:table-row>
        <table:table-row table:style-name="ro2">
          <table:table-cell table:formula="of:=([.A9]+[.A10]+[.A13])" office:value-type="currency" office:currency="BRL" office:value="430.902355" calcext:value-type="currency">
            <text:p>R$ 430,90</text:p>
          </table:table-cell>
          <table:table-cell office:value-type="string" calcext:value-type="string">
            <text:p>descontos</text:p>
          </table:table-cell>
        </table:table-row>
        <table:table-row table:style-name="ro2">
          <table:table-cell table:formula="of:=SUM([.A4:.A9])+[.A13]" office:value-type="currency" office:currency="BRL" office:value="1097.4982772" calcext:value-type="currency">
            <text:p>R$ 1.097,50</text:p>
          </table:table-cell>
          <table:table-cell office:value-type="string" calcext:value-type="string">
            <text:p>recolhimento</text:p>
          </table:table-cell>
        </table:table-row>
        <table:table-row table:style-name="ro2">
          <table:table-cell table:formula="of:=[.A14]-[.A15]" office:value-type="currency" office:currency="BRL" office:value="1865.694645" calcext:value-type="currency">
            <text:p>R$ 1.865,69</text:p>
          </table:table-cell>
          <table:table-cell office:value-type="string" calcext:value-type="string">
            <text:p>saldo</text:p>
          </table:table-cell>
        </table:table-row>
        <table:table-row table:style-name="ro2">
          <table:table-cell table:formula="of:=[.A17]+[.A16]" office:value-type="currency" office:currency="BRL" office:value="2963.1929222" calcext:value-type="currency">
            <text:p>R$ 2.963,19</text:p>
          </table:table-cell>
          <table:table-cell office:value-type="string" calcext:value-type="string">
            <text:p>despesa total</text:p>
          </table:table-cell>
        </table:table-row>
      </table:table>
      <table:table table:name="P4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Analista de TI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2564.57" calcext:value-type="currency">
            <text:p>R$ 2.564,57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282.1027" calcext:value-type="currency">
            <text:p>R$ 282,10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213.628681" calcext:value-type="currency">
            <text:p>R$ 213,63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205.1656" calcext:value-type="currency">
            <text:p>R$ 205,17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102.5828" calcext:value-type="currency">
            <text:p>R$ 102,58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203.370401" calcext:value-type="currency">
            <text:p>R$ 203,37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075" office:value-type="currency" office:currency="BRL" office:value="192.34275" calcext:value-type="currency">
            <text:p>R$ 192,34</text:p>
          </table:table-cell>
          <table:table-cell office:value-type="string" calcext:value-type="string">
            <text:p>7,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142.8" calcext:value-type="currency">
            <text:p>R$ 142,80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09" office:value-type="currency" office:currency="BRL" office:value="230.8113" calcext:value-type="currency">
            <text:p>R$ 230,81</text:p>
          </table:table-cell>
          <table:table-cell office:value-type="string" calcext:value-type="string">
            <text:p>9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2707.37" calcext:value-type="currency">
            <text:p>R$ 2.707,37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423.15405" calcext:value-type="currency">
            <text:p>R$ 423,15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1430.004232" calcext:value-type="currency">
            <text:p>R$ 1.430,00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2284.21595" calcext:value-type="currency">
            <text:p>R$ 2.284,22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3714.220182" calcext:value-type="currency">
            <text:p>R$ 3.714,22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5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Analista de Processamento de Dados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2790.23" calcext:value-type="currency">
            <text:p>R$ 2.790,23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306.9253" calcext:value-type="currency">
            <text:p>R$ 306,93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232.426159" calcext:value-type="currency">
            <text:p>R$ 232,43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223.2184" calcext:value-type="currency">
            <text:p>R$ 223,22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111.6092" calcext:value-type="currency">
            <text:p>R$ 111,61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221.265239" calcext:value-type="currency">
            <text:p>R$ 221,27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075" office:value-type="currency" office:currency="BRL" office:value="209.26725" calcext:value-type="currency">
            <text:p>R$ 209,27</text:p>
          </table:table-cell>
          <table:table-cell office:value-type="string" calcext:value-type="string">
            <text:p>7,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142.8" calcext:value-type="currency">
            <text:p>R$ 142,80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09" office:value-type="currency" office:currency="BRL" office:value="251.1207" calcext:value-type="currency">
            <text:p>R$ 251,12</text:p>
          </table:table-cell>
          <table:table-cell office:value-type="string" calcext:value-type="string">
            <text:p>9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2933.03" calcext:value-type="currency">
            <text:p>R$ 2.933,03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460.38795" calcext:value-type="currency">
            <text:p>R$ 460,39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1555.832248" calcext:value-type="currency">
            <text:p>R$ 1.555,83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2472.64205" calcext:value-type="currency">
            <text:p>R$ 2.472,64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4028.474298" calcext:value-type="currency">
            <text:p>R$ 4.028,47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6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Coordenador de Vendas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3055.97" calcext:value-type="currency">
            <text:p>R$ 3.055,97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336.1567" calcext:value-type="currency">
            <text:p>R$ 336,16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254.562301" calcext:value-type="currency">
            <text:p>R$ 254,56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244.4776" calcext:value-type="currency">
            <text:p>R$ 244,48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122.2388" calcext:value-type="currency">
            <text:p>R$ 122,24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242.338421" calcext:value-type="currency">
            <text:p>R$ 242,34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15" office:value-type="currency" office:currency="BRL" office:value="458.3955" calcext:value-type="currency">
            <text:p>R$ 458,40</text:p>
          </table:table-cell>
          <table:table-cell office:value-type="string" calcext:value-type="string">
            <text:p>1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354.8" calcext:value-type="currency">
            <text:p>R$ 354,80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336.1567" calcext:value-type="currency">
            <text:p>R$ 336,16</text:p>
          </table:table-cell>
          <table:table-cell office:value-type="string" calcext:value-type="string">
            <text:p>11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3410.77" calcext:value-type="currency">
            <text:p>R$ 3.410,77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794.5522" calcext:value-type="currency">
            <text:p>R$ 794,55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1994.326022" calcext:value-type="currency">
            <text:p>R$ 1.994,33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2616.2178" calcext:value-type="currency">
            <text:p>R$ 2.616,22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4610.543822" calcext:value-type="currency">
            <text:p>R$ 4.610,54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7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Coordenador de Help Desk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3402.9" calcext:value-type="currency">
            <text:p>R$ 3.402,90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374.319" calcext:value-type="currency">
            <text:p>R$ 374,32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283.46157" calcext:value-type="currency">
            <text:p>R$ 283,46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272.232" calcext:value-type="currency">
            <text:p>R$ 272,23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136.116" calcext:value-type="currency">
            <text:p>R$ 136,12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269.84997" calcext:value-type="currency">
            <text:p>R$ 269,85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15" office:value-type="currency" office:currency="BRL" office:value="510.435" calcext:value-type="currency">
            <text:p>R$ 510,44</text:p>
          </table:table-cell>
          <table:table-cell office:value-type="string" calcext:value-type="string">
            <text:p>1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354.8" calcext:value-type="currency">
            <text:p>R$ 354,80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374.319" calcext:value-type="currency">
            <text:p>R$ 374,32</text:p>
          </table:table-cell>
          <table:table-cell office:value-type="string" calcext:value-type="string">
            <text:p>11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3757.7" calcext:value-type="currency">
            <text:p>R$ 3.757,70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884.754" calcext:value-type="currency">
            <text:p>R$ 884,75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2220.73254" calcext:value-type="currency">
            <text:p>R$ 2.220,73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2872.946" calcext:value-type="currency">
            <text:p>R$ 2.872,95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5093.67854" calcext:value-type="currency">
            <text:p>R$ 5.093,68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8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Desenvolvedor .NET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3405.01" calcext:value-type="currency">
            <text:p>R$ 3.405,01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374.5511" calcext:value-type="currency">
            <text:p>R$ 374,55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283.637333" calcext:value-type="currency">
            <text:p>R$ 283,64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272.4008" calcext:value-type="currency">
            <text:p>R$ 272,40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136.2004" calcext:value-type="currency">
            <text:p>R$ 136,20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270.017293" calcext:value-type="currency">
            <text:p>R$ 270,02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15" office:value-type="currency" office:currency="BRL" office:value="510.7515" calcext:value-type="currency">
            <text:p>R$ 510,75</text:p>
          </table:table-cell>
          <table:table-cell office:value-type="string" calcext:value-type="string">
            <text:p>1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354.8" calcext:value-type="currency">
            <text:p>R$ 354,80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374.5511" calcext:value-type="currency">
            <text:p>R$ 374,55</text:p>
          </table:table-cell>
          <table:table-cell office:value-type="string" calcext:value-type="string">
            <text:p>11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3759.81" calcext:value-type="currency">
            <text:p>R$ 3.759,81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885.3026" calcext:value-type="currency">
            <text:p>R$ 885,30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2222.109526" calcext:value-type="currency">
            <text:p>R$ 2.222,11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2874.5074" calcext:value-type="currency">
            <text:p>R$ 2.874,51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5096.616926" calcext:value-type="currency">
            <text:p>R$ 5.096,62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9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Analista de Banco de Dados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3928.04" calcext:value-type="currency">
            <text:p>R$ 3.928,04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432.0844" calcext:value-type="currency">
            <text:p>R$ 432,08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327.205732" calcext:value-type="currency">
            <text:p>R$ 327,21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314.2432" calcext:value-type="currency">
            <text:p>R$ 314,24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157.1216" calcext:value-type="currency">
            <text:p>R$ 157,12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311.493572" calcext:value-type="currency">
            <text:p>R$ 311,49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225" office:value-type="currency" office:currency="BRL" office:value="883.809" calcext:value-type="currency">
            <text:p>R$ 883,81</text:p>
          </table:table-cell>
          <table:table-cell office:value-type="string" calcext:value-type="string">
            <text:p>22,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636.13" calcext:value-type="currency">
            <text:p>R$ 636,13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432.0844" calcext:value-type="currency">
            <text:p>R$ 432,08</text:p>
          </table:table-cell>
          <table:table-cell office:value-type="string" calcext:value-type="string">
            <text:p>11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4564.17" calcext:value-type="currency">
            <text:p>R$ 4.564,17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1315.8934" calcext:value-type="currency">
            <text:p>R$ 1.315,89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2858.041904" calcext:value-type="currency">
            <text:p>R$ 2.858,04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3248.2766" calcext:value-type="currency">
            <text:p>R$ 3.248,28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6106.318504" calcext:value-type="currency">
            <text:p>R$ 6.106,32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10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Analista de Negócios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4257.05" calcext:value-type="currency">
            <text:p>R$ 4.257,05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468.2755" calcext:value-type="currency">
            <text:p>R$ 468,28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354.612265" calcext:value-type="currency">
            <text:p>R$ 354,61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340.564" calcext:value-type="currency">
            <text:p>R$ 340,56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170.282" calcext:value-type="currency">
            <text:p>R$ 170,28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337.584065" calcext:value-type="currency">
            <text:p>R$ 337,58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225" office:value-type="currency" office:currency="BRL" office:value="957.83625" calcext:value-type="currency">
            <text:p>R$ 957,84</text:p>
          </table:table-cell>
          <table:table-cell office:value-type="string" calcext:value-type="string">
            <text:p>22,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636.13" calcext:value-type="currency">
            <text:p>R$ 636,13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468.2755" calcext:value-type="currency">
            <text:p>R$ 468,28</text:p>
          </table:table-cell>
          <table:table-cell office:value-type="string" calcext:value-type="string">
            <text:p>11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4893.18" calcext:value-type="currency">
            <text:p>R$ 4.893,18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1426.11175" calcext:value-type="currency">
            <text:p>R$ 1.426,11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3097.42958" calcext:value-type="currency">
            <text:p>R$ 3.097,43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3467.06825" calcext:value-type="currency">
            <text:p>R$ 3.467,07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6564.49783" calcext:value-type="currency">
            <text:p>R$ 6.564,50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11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Consultor de Infra Estrutura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4302.39" calcext:value-type="currency">
            <text:p>R$ 4.302,39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473.2629" calcext:value-type="currency">
            <text:p>R$ 473,26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358.389087" calcext:value-type="currency">
            <text:p>R$ 358,39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344.1912" calcext:value-type="currency">
            <text:p>R$ 344,19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172.0956" calcext:value-type="currency">
            <text:p>R$ 172,10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341.179527" calcext:value-type="currency">
            <text:p>R$ 341,18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225" office:value-type="currency" office:currency="BRL" office:value="968.03775" calcext:value-type="currency">
            <text:p>R$ 968,04</text:p>
          </table:table-cell>
          <table:table-cell office:value-type="string" calcext:value-type="string">
            <text:p>22,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636.13" calcext:value-type="currency">
            <text:p>R$ 636,13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473.2629" calcext:value-type="currency">
            <text:p>R$ 473,26</text:p>
          </table:table-cell>
          <table:table-cell office:value-type="string" calcext:value-type="string">
            <text:p>11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4938.52" calcext:value-type="currency">
            <text:p>R$ 4.938,52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1441.30065" calcext:value-type="currency">
            <text:p>R$ 1.441,30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3130.418964" calcext:value-type="currency">
            <text:p>R$ 3.130,42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3497.21935" calcext:value-type="currency">
            <text:p>R$ 3.497,22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6627.638314" calcext:value-type="currency">
            <text:p>R$ 6.627,64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12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Consultor de TI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4727.36" calcext:value-type="currency">
            <text:p>R$ 4.727,36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520.0096" calcext:value-type="currency">
            <text:p>R$ 520,01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393.789088" calcext:value-type="currency">
            <text:p>R$ 393,79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378.1888" calcext:value-type="currency">
            <text:p>R$ 378,19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189.0944" calcext:value-type="currency">
            <text:p>R$ 189,09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374.879648" calcext:value-type="currency">
            <text:p>R$ 374,88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225" office:value-type="currency" office:currency="BRL" office:value="1063.656" calcext:value-type="currency">
            <text:p>R$ 1.063,66</text:p>
          </table:table-cell>
          <table:table-cell office:value-type="string" calcext:value-type="string">
            <text:p>22,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636.13" calcext:value-type="currency">
            <text:p>R$ 636,13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520.0096" calcext:value-type="currency">
            <text:p>R$ 520,01</text:p>
          </table:table-cell>
          <table:table-cell office:value-type="string" calcext:value-type="string">
            <text:p>11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5363.49" calcext:value-type="currency">
            <text:p>R$ 5.363,49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1583.6656" calcext:value-type="currency">
            <text:p>R$ 1.583,67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3439.627136" calcext:value-type="currency">
            <text:p>R$ 3.439,63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3779.8244" calcext:value-type="currency">
            <text:p>R$ 3.779,82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7219.451536" calcext:value-type="currency">
            <text:p>R$ 7.219,45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13" table:style-name="ta1"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Coordenador de TI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5264.11" calcext:value-type="currency">
            <text:p>R$ 5.264,11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579.0521" calcext:value-type="currency">
            <text:p>R$ 579,05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438.500363" calcext:value-type="currency">
            <text:p>R$ 438,50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421.1288" calcext:value-type="currency">
            <text:p>R$ 421,13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210.5644" calcext:value-type="currency">
            <text:p>R$ 210,56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417.443923" calcext:value-type="currency">
            <text:p>R$ 417,44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225" office:value-type="currency" office:currency="BRL" office:value="1184.42475" calcext:value-type="currency">
            <text:p>R$ 1.184,42</text:p>
          </table:table-cell>
          <table:table-cell office:value-type="string" calcext:value-type="string">
            <text:p>22,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636.13" calcext:value-type="currency">
            <text:p>R$ 636,13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579.0521" calcext:value-type="currency">
            <text:p>R$ 579,05</text:p>
          </table:table-cell>
          <table:table-cell office:value-type="string" calcext:value-type="string">
            <text:p>11%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5900.24" calcext:value-type="currency">
            <text:p>R$ 5.900,24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1763.47685" calcext:value-type="currency">
            <text:p>R$ 1.763,48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3830.166436" calcext:value-type="currency">
            <text:p>R$ 3.830,17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4136.76315" calcext:value-type="currency">
            <text:p>R$ 4.136,76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7966.929586" calcext:value-type="currency">
            <text:p>R$ 7.966,93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14" table:style-name="ta1">
        <table:table-column table:style-name="co7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Gerente de TI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9337.67" calcext:value-type="currency">
            <text:p>R$ 9.337,67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1027.1437" calcext:value-type="currency">
            <text:p>R$ 1.027,14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777.827911" calcext:value-type="currency">
            <text:p>R$ 777,83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747.0136" calcext:value-type="currency">
            <text:p>R$ 747,01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373.5068" calcext:value-type="currency">
            <text:p>R$ 373,51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740.477231" calcext:value-type="currency">
            <text:p>R$ 740,48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225" office:value-type="currency" office:currency="BRL" office:value="2100.97575" calcext:value-type="currency">
            <text:p>R$ 2.100,98</text:p>
          </table:table-cell>
          <table:table-cell office:value-type="string" calcext:value-type="string">
            <text:p>22,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636.13" calcext:value-type="currency">
            <text:p>R$ 636,13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654.8891278826" calcext:value-type="currency">
            <text:p>R$ 654,89</text:p>
          </table:table-cell>
          <table:table-cell office:value-type="string" calcext:value-type="string">
            <text:p>fixo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9973.8" calcext:value-type="currency">
            <text:p>R$ 9.973,80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2755.8648778826" calcext:value-type="currency">
            <text:p>R$ 2.755,86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6421.8341198826" calcext:value-type="currency">
            <text:p>R$ 6.421,83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7217.9351221174" calcext:value-type="currency">
            <text:p>R$ 7.217,94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13639.769242" calcext:value-type="currency">
            <text:p>R$ 13.639,77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P15" table:style-name="ta1">
        <table:table-column table:style-name="co7" table:default-cell-style-name="ce1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2">
          <table:table-cell office:value-type="string" calcext:value-type="string">
            <text:p>Diretor de TI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currency" office:currency="BRL" office:value="19388.18" calcext:value-type="currency">
            <text:p>R$ 19.388,18</text:p>
          </table:table-cell>
          <table:table-cell office:value-type="string" calcext:value-type="string">
            <text:p>bruto</text:p>
          </table:table-cell>
          <table:table-cell/>
          <table:table-cell table:style-name="ce1"/>
          <table:table-cell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periculosidade</text:p>
          </table:table-cell>
          <table:table-cell table:number-columns-repeated="3"/>
        </table:table-row>
        <table:table-row table:style-name="ro2">
          <table:table-cell table:formula="of:=SUM([.A2:.A3])*0.11" office:value-type="currency" office:currency="BRL" office:value="2132.6998" calcext:value-type="currency">
            <text:p>R$ 2.132,70</text:p>
          </table:table-cell>
          <table:table-cell office:value-type="string" calcext:value-type="string">
            <text:p>férias</text:p>
          </table:table-cell>
          <table:table-cell table:number-columns-repeated="3"/>
        </table:table-row>
        <table:table-row table:style-name="ro2">
          <table:table-cell table:formula="of:=SUM([.A2:.A3])*0.0833" office:value-type="currency" office:currency="BRL" office:value="1615.035394" calcext:value-type="currency">
            <text:p>R$ 1.615,04</text:p>
          </table:table-cell>
          <table:table-cell office:value-type="string" calcext:value-type="string">
            <text:p>13º</text:p>
          </table:table-cell>
          <table:table-cell table:number-columns-repeated="3"/>
        </table:table-row>
        <table:table-row table:style-name="ro2">
          <table:table-cell table:formula="of:=SUM([.A2:.A3])*0.08" office:value-type="currency" office:currency="BRL" office:value="1551.0544" calcext:value-type="currency">
            <text:p>R$ 1.551,05</text:p>
          </table:table-cell>
          <table:table-cell office:value-type="string" calcext:value-type="string">
            <text:p>fgts</text:p>
          </table:table-cell>
          <table:table-cell table:number-columns-repeated="3"/>
        </table:table-row>
        <table:table-row table:style-name="ro2">
          <table:table-cell table:formula="of:=SUM([.A2:.A3])*0.04" office:value-type="currency" office:currency="BRL" office:value="775.5272" calcext:value-type="currency">
            <text:p>R$ 775,53</text:p>
          </table:table-cell>
          <table:table-cell office:value-type="string" calcext:value-type="string">
            <text:p>rescisão</text:p>
          </table:table-cell>
          <table:table-cell table:number-columns-repeated="3"/>
        </table:table-row>
        <table:table-row table:style-name="ro2">
          <table:table-cell table:formula="of:=SUM([.A2:.A3])*0.0793" office:value-type="currency" office:currency="BRL" office:value="1537.482674" calcext:value-type="currency">
            <text:p>R$ 1.537,48</text:p>
          </table:table-cell>
          <table:table-cell office:value-type="string" calcext:value-type="string">
            <text:p>previdenciário</text:p>
          </table:table-cell>
          <table:table-cell table:number-columns-repeated="3"/>
        </table:table-row>
        <table:table-row table:style-name="ro2">
          <table:table-cell table:formula="of:=SUM([.A2:.A3])*0.225" office:value-type="currency" office:currency="BRL" office:value="4362.3405" calcext:value-type="currency">
            <text:p>R$ 4.362,34</text:p>
          </table:table-cell>
          <table:table-cell office:value-type="string" calcext:value-type="string">
            <text:p>22,5%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6%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636.13" calcext:value-type="currency">
            <text:p>R$ 636,13</text:p>
          </table:table-cell>
          <table:table-cell office:value-type="string" calcext:value-type="string">
            <text:p>dedução IRRF</text:p>
          </table:table-cell>
          <table:table-cell table:number-columns-repeated="3"/>
        </table:table-row>
        <table:table-row table:style-name="ro2">
          <table:table-cell office:value-type="currency" office:currency="BRL" office:value="0" calcext:value-type="currency">
            <text:p>R$ 0,00</text:p>
          </table:table-cell>
          <table:table-cell office:value-type="string" calcext:value-type="string">
            <text:p>vale transporte</text:p>
          </table:table-cell>
          <table:table-cell table:number-columns-repeated="3"/>
        </table:table-row>
        <table:table-row table:style-name="ro2">
          <table:table-cell office:value-type="currency" office:currency="BRL" office:value="654.8891278826" calcext:value-type="currency">
            <text:p>R$ 654,89</text:p>
          </table:table-cell>
          <table:table-cell office:value-type="string" calcext:value-type="string">
            <text:p>fixo inss</text:p>
          </table:table-cell>
          <table:table-cell table:number-columns-repeated="3"/>
        </table:table-row>
        <table:table-row table:style-name="ro2">
          <table:table-cell table:formula="of:=[.A2]+[.A3]+[.A11]+[.A12]" office:value-type="currency" office:currency="BRL" office:value="20024.31" calcext:value-type="currency">
            <text:p>R$ 20.024,31</text:p>
          </table:table-cell>
          <table:table-cell office:value-type="string" calcext:value-type="string">
            <text:p>proventos</text:p>
          </table:table-cell>
          <table:table-cell table:number-columns-repeated="3"/>
        </table:table-row>
        <table:table-row table:style-name="ro2">
          <table:table-cell table:formula="of:=([.A9]+[.A10]+[.A13])" office:value-type="currency" office:currency="BRL" office:value="5017.2296278826" calcext:value-type="currency">
            <text:p>R$ 5.017,23</text:p>
          </table:table-cell>
          <table:table-cell office:value-type="string" calcext:value-type="string">
            <text:p>descontos</text:p>
          </table:table-cell>
          <table:table-cell table:number-columns-repeated="3"/>
        </table:table-row>
        <table:table-row table:style-name="ro2">
          <table:table-cell table:formula="of:=SUM([.A4:.A9])+[.A13]" office:value-type="currency" office:currency="BRL" office:value="12629.0290958826" calcext:value-type="currency">
            <text:p>R$ 12.629,03</text:p>
          </table:table-cell>
          <table:table-cell office:value-type="string" calcext:value-type="string">
            <text:p>recolhimento</text:p>
          </table:table-cell>
          <table:table-cell table:number-columns-repeated="3"/>
        </table:table-row>
        <table:table-row table:style-name="ro2">
          <table:table-cell table:formula="of:=[.A14]-[.A15]" office:value-type="currency" office:currency="BRL" office:value="15007.0803721174" calcext:value-type="currency">
            <text:p>R$ 15.007,08</text:p>
          </table:table-cell>
          <table:table-cell office:value-type="string" calcext:value-type="string">
            <text:p>saldo</text:p>
          </table:table-cell>
          <table:table-cell table:number-columns-repeated="3"/>
        </table:table-row>
        <table:table-row table:style-name="ro2">
          <table:table-cell table:formula="of:=[.A17]+[.A16]" office:value-type="currency" office:currency="BRL" office:value="27636.109468" calcext:value-type="currency">
            <text:p>R$ 27.636,11</text:p>
          </table:table-cell>
          <table:table-cell office:value-type="string" calcext:value-type="string">
            <text:p>despesa total</text:p>
          </table:table-cell>
          <table:table-cell table:number-columns-repeated="2"/>
          <table:table-cell table:style-name="Default"/>
        </table:table-row>
      </table:table>
      <table:table table:name="Custos Extras" table:style-name="ta1">
        <table:table-column table:style-name="co2" table:default-cell-style-name="ce1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8" table:default-cell-style-name="Default"/>
        <table:table-row table:style-name="ro2">
          <table:table-cell table:formula="of:=5553.51*1.06" office:value-type="currency" office:currency="BRL" office:value="5886.7206" calcext:value-type="currency">
            <text:p>R$ 5.886,72</text:p>
          </table:table-cell>
          <table:table-cell office:value-type="string" calcext:value-type="string">
            <text:p>salário</text:p>
          </table:table-cell>
          <table:table-cell table:number-columns-repeated="2"/>
          <table:table-cell office:value-type="string" calcext:value-type="string">
            <text:p>média mensal</text:p>
          </table:table-cell>
          <table:table-cell office:value-type="string" calcext:value-type="string">
            <text:p>média de visitas</text:p>
          </table:table-cell>
          <table:table-cell table:number-columns-repeated="9"/>
        </table:table-row>
        <table:table-row table:style-name="ro2">
          <table:table-cell table:formula="of:=1006*0.4" office:value-type="currency" office:currency="BRL" office:value="402.4" calcext:value-type="currency">
            <text:p>R$ 402,40</text:p>
          </table:table-cell>
          <table:table-cell office:value-type="string" calcext:value-type="string">
            <text:p>periculosidade</text:p>
          </table:table-cell>
          <table:table-cell table:number-columns-repeated="2"/>
          <table:table-cell table:style-name="ce1" table:formula="of:=[.A26]*3*22" office:value-type="currency" office:currency="BRL" office:value="6452.246857782" calcext:value-type="currency">
            <text:p>R$ 6.452,25</text:p>
          </table:table-cell>
          <table:table-cell table:formula="of:=3*22" office:value-type="float" office:value="66" calcext:value-type="float">
            <text:p>66</text:p>
          </table:table-cell>
          <table:table-cell table:number-columns-repeated="9"/>
        </table:table-row>
        <table:table-row table:style-name="ro2">
          <table:table-cell table:formula="of:=SUM([.A1:.A2])/120*1.5*4*22" office:value-type="currency" office:currency="BRL" office:value="6918.03266" calcext:value-type="currency">
            <text:p>R$ 6.918,03</text:p>
          </table:table-cell>
          <table:table-cell office:value-type="string" calcext:value-type="string">
            <text:p>horas extras</text:p>
          </table:table-cell>
          <table:table-cell table:number-columns-repeated="5"/>
          <table:table-cell table:formula="of:=[.G4]/954*1006" office:value-type="float" office:value="5953.53752620545" calcext:value-type="float">
            <text:p>5953,53752620545</text:p>
          </table:table-cell>
          <table:table-cell office:value-type="float" office:value="654.8891278826" calcext:value-type="float">
            <text:p>654,8891278826</text:p>
          </table:table-cell>
          <table:table-cell table:number-columns-repeated="6"/>
        </table:table-row>
        <table:table-row table:style-name="ro2">
          <table:table-cell table:formula="of:=SUM([.A1:.A3])*0.08*0.4" office:value-type="currency" office:currency="BRL" office:value="422.62890432" calcext:value-type="currency">
            <text:p>R$ 422,63</text:p>
          </table:table-cell>
          <table:table-cell office:value-type="string" calcext:value-type="string">
            <text:p>fgts</text:p>
          </table:table-cell>
          <table:table-cell table:number-columns-repeated="2"/>
          <table:table-cell office:value-type="string" calcext:value-type="string">
            <text:p>despesas</text:p>
          </table:table-cell>
          <table:table-cell/>
          <table:table-cell office:value-type="float" office:value="5645.8" calcext:value-type="float">
            <text:p>5645,8</text:p>
          </table:table-cell>
          <table:table-cell table:number-columns-repeated="8"/>
        </table:table-row>
        <table:table-row table:style-name="ro2">
          <table:table-cell table:formula="of:=16*1.03*22" office:value-type="currency" office:currency="BRL" office:value="362.56" calcext:value-type="currency">
            <text:p>R$ 362,56</text:p>
          </table:table-cell>
          <table:table-cell office:value-type="string" calcext:value-type="string">
            <text:p>vale refeição</text:p>
          </table:table-cell>
          <table:table-cell table:number-columns-repeated="2"/>
          <table:table-cell table:style-name="ce1" table:formula="of:=SUM([.A4:.A23])" office:value-type="currency" office:currency="BRL" office:value="2434.65730432" calcext:value-type="currency">
            <text:p>R$ 2.434,66</text:p>
          </table:table-cell>
          <table:table-cell/>
          <table:table-cell table:formula="of:=[.G4]/100" office:value-type="float" office:value="56.458" calcext:value-type="float">
            <text:p>56,458</text:p>
          </table:table-cell>
          <table:table-cell table:number-columns-repeated="8"/>
        </table:table-row>
        <table:table-row table:style-name="ro2">
          <table:table-cell table:formula="of:=[.A5]/2" office:value-type="currency" office:currency="BRL" office:value="181.28" calcext:value-type="currency">
            <text:p>R$ 181,28</text:p>
          </table:table-cell>
          <table:table-cell office:value-type="string" calcext:value-type="string">
            <text:p>vale lanche</text:p>
          </table:table-cell>
          <table:table-cell table:number-columns-repeated="2"/>
          <table:table-cell office:value-type="string" calcext:value-type="string">
            <text:p>lucro</text:p>
          </table:table-cell>
          <table:table-cell table:number-columns-repeated="2"/>
          <table:table-cell office:value-type="float" office:value="621.04" calcext:value-type="float">
            <text:p>621,04</text:p>
          </table:table-cell>
          <table:table-cell table:formula="of:=[.H6]/[.G5]" office:value-type="float" office:value="11.0000354245634" calcext:value-type="float">
            <text:p>11,0000354245634</text:p>
          </table:table-cell>
          <table:table-cell table:number-columns-repeated="6"/>
        </table:table-row>
        <table:table-row table:style-name="ro2">
          <table:table-cell table:formula="of:=3.4*2*22*3" office:value-type="currency" office:currency="BRL" office:value="448.8" calcext:value-type="currency">
            <text:p>R$ 448,80</text:p>
          </table:table-cell>
          <table:table-cell office:value-type="string" calcext:value-type="string">
            <text:p>passagem</text:p>
          </table:table-cell>
          <table:table-cell table:number-columns-repeated="2"/>
          <table:table-cell table:style-name="ce1" table:formula="of:=[.E2]-[.E5]" office:value-type="currency" office:currency="BRL" office:value="4017.589553462" calcext:value-type="currency">
            <text:p>R$ 4.017,59</text:p>
          </table:table-cell>
          <table:table-cell table:number-columns-repeated="10"/>
        </table:table-row>
        <table:table-row table:style-name="ro2">
          <table:table-cell table:formula="of:=60*1.03*3" office:value-type="currency" office:currency="BRL" office:value="185.4" calcext:value-type="currency">
            <text:p>R$ 185,40</text:p>
          </table:table-cell>
          <table:table-cell office:value-type="string" calcext:value-type="string">
            <text:p>cesta básica</text:p>
          </table:table-cell>
          <table:table-cell table:number-columns-repeated="9"/>
          <table:table-cell office:value-type="float" office:value="1259.08176100629" calcext:value-type="float">
            <text:p>1259,08176100629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1" table:formula="of:=[.E11]/2" office:value-type="currency" office:currency="BRL" office:value="1613.0617144455" calcext:value-type="currency">
            <text:p>R$ 1.613,06</text:p>
          </table:table-cell>
          <table:table-cell table:number-columns-repeated="2"/>
          <table:table-cell office:value-type="float" office:value="104.923480083857" calcext:value-type="float">
            <text:p>104,923480083857</text:p>
          </table:table-cell>
          <table:table-cell table:number-columns-repeated="3"/>
        </table:table-row>
        <table:table-row table:style-name="ro2">
          <table:table-cell table:formula="of:=185.5/12" office:value-type="currency" office:currency="BRL" office:value="15.4583333333333" calcext:value-type="currency">
            <text:p>R$ 15,46</text:p>
          </table:table-cell>
          <table:table-cell office:value-type="string" calcext:value-type="string">
            <text:p>cinto epi</text:p>
          </table:table-cell>
          <table:table-cell table:number-columns-repeated="2"/>
          <table:table-cell office:value-type="string" calcext:value-type="string">
            <text:p>Auxiliar</text:p>
          </table:table-cell>
          <table:table-cell/>
          <table:table-cell table:style-name="ce2" office:value-type="string" calcext:value-type="string" table:number-columns-spanned="2" table:number-rows-spanned="1">
            <text:p>Oferta por 22 dias mensais</text:p>
          </table:table-cell>
          <table:covered-table-cell/>
          <table:table-cell table:number-columns-repeated="3"/>
          <table:table-cell office:value-type="float" office:value="34.9744933612858" calcext:value-type="float">
            <text:p>34,9744933612858</text:p>
          </table:table-cell>
          <table:table-cell table:number-columns-repeated="3"/>
        </table:table-row>
        <table:table-row table:style-name="ro3">
          <table:table-cell table:formula="of:=60/12" office:value-type="currency" office:currency="BRL" office:value="5" calcext:value-type="currency">
            <text:p>R$ 5,00</text:p>
          </table:table-cell>
          <table:table-cell office:value-type="string" calcext:value-type="string">
            <text:p>capacete epi</text:p>
          </table:table-cell>
          <table:table-cell table:number-columns-repeated="2"/>
          <table:table-cell table:style-name="ce1" table:formula="of:=[.E2]/2" office:value-type="currency" office:currency="BRL" office:value="3226.123428891" calcext:value-type="currency">
            <text:p>R$ 3.226,12</text:p>
          </table:table-cell>
          <table:table-cell/>
          <table:table-cell office:value-type="string" calcext:value-type="string">
            <text:p>Salário Bruto</text:p>
          </table:table-cell>
          <table:table-cell table:style-name="ce1" office:value-type="currency" office:currency="BRL" office:value="1172.68" calcext:value-type="currency">
            <text:p>R$ 1.172,68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formula="of:=200/12" office:value-type="currency" office:currency="BRL" office:value="16.6666666666667" calcext:value-type="currency">
            <text:p>R$ 16,67</text:p>
          </table:table-cell>
          <table:table-cell office:value-type="string" calcext:value-type="string">
            <text:p>luva epi</text:p>
          </table:table-cell>
          <table:table-cell table:number-columns-repeated="2"/>
          <table:table-cell table:style-name="ce1" table:formula="of:=[.E11]*0.08*1.4" office:value-type="currency" office:currency="BRL" office:value="361.325824035792" calcext:value-type="currency">
            <text:p>R$ 361,33</text:p>
          </table:table-cell>
          <table:table-cell office:value-type="string" calcext:value-type="string">
            <text:p>rescisão</text:p>
          </table:table-cell>
          <table:table-cell office:value-type="string" calcext:value-type="string">
            <text:p>+ Periculosidade</text:p>
          </table:table-cell>
          <table:table-cell table:style-name="ce1" office:value-type="currency" office:currency="BRL" office:value="402.4" calcext:value-type="currency">
            <text:p>R$ 402,40</text:p>
          </table:table-cell>
          <table:table-cell table:number-columns-repeated="3"/>
          <table:table-cell table:formula="of:=SUM([.L8:.L10])*0.08*1.4" office:value-type="float" office:value="156.68573025856" calcext:value-type="float">
            <text:p>156,68573025856</text:p>
          </table:table-cell>
          <table:table-cell table:number-columns-repeated="3"/>
        </table:table-row>
        <table:table-row table:style-name="ro2">
          <table:table-cell table:formula="of:=25/12" office:value-type="currency" office:currency="BRL" office:value="2.08333333333333" calcext:value-type="currency">
            <text:p>R$ 2,08</text:p>
          </table:table-cell>
          <table:table-cell office:value-type="string" calcext:value-type="string">
            <text:p>abafador epi</text:p>
          </table:table-cell>
          <table:table-cell table:number-columns-repeated="2"/>
          <table:table-cell office:value-type="float" office:value="1798.47" calcext:value-type="float">
            <text:p>1798,47</text:p>
          </table:table-cell>
          <table:table-cell office:value-type="string" calcext:value-type="string">
            <text:p>bruto</text:p>
          </table:table-cell>
          <table:table-cell office:value-type="string" calcext:value-type="string">
            <text:p>+ Vale Refeição</text:p>
          </table:table-cell>
          <table:table-cell table:style-name="ce1" office:value-type="currency" office:currency="BRL" office:value="362.56" calcext:value-type="currency">
            <text:p>R$ 362,56</text:p>
          </table:table-cell>
          <table:table-cell table:number-columns-repeated="3"/>
          <table:table-cell table:style-name="ce1" office:value-type="currency" office:currency="BRL" office:value="362.56" calcext:value-type="currency">
            <text:p>R$ 362,56</text:p>
          </table:table-cell>
          <table:table-cell table:number-columns-repeated="2"/>
          <table:table-cell office:value-type="float" office:value="1006" calcext:value-type="float">
            <text:p>1006</text:p>
          </table:table-cell>
        </table:table-row>
        <table:table-row table:style-name="ro2">
          <table:table-cell table:formula="of:=60/12+10" office:value-type="currency" office:currency="BRL" office:value="15" calcext:value-type="currency">
            <text:p>R$ 15,00</text:p>
          </table:table-cell>
          <table:table-cell office:value-type="string" calcext:value-type="string">
            <text:p>mascara epi</text:p>
          </table:table-cell>
          <table:table-cell table:number-columns-repeated="3"/>
          <table:table-cell table:style-name="ce1"/>
          <table:table-cell office:value-type="string" calcext:value-type="string">
            <text:p>+ Vale Transporte</text:p>
          </table:table-cell>
          <table:table-cell table:style-name="ce1" office:value-type="currency" office:currency="BRL" office:value="448.8" calcext:value-type="currency">
            <text:p>R$ 448,80</text:p>
          </table:table-cell>
          <table:table-cell table:number-columns-repeated="3"/>
          <table:table-cell table:style-name="ce1" table:formula="of:=[.A7]/3" office:value-type="currency" office:currency="BRL" office:value="149.6" calcext:value-type="currency">
            <text:p>R$ 149,60</text:p>
          </table:table-cell>
          <table:table-cell table:number-columns-repeated="2"/>
          <table:table-cell table:formula="of:=[.O13]/12" office:value-type="float" office:value="83.8333333333333" calcext:value-type="float">
            <text:p>83,8333333333333</text:p>
          </table:table-cell>
        </table:table-row>
        <table:table-row table:style-name="ro2">
          <table:table-cell table:number-columns-repeated="4"/>
          <table:table-cell table:style-name="ce1" table:formula="of:=([.E11]-[.E12])*0.06" office:value-type="currency" office:currency="BRL" office:value="171.887856291313" calcext:value-type="currency">
            <text:p>R$ 171,89</text:p>
          </table:table-cell>
          <table:table-cell office:value-type="string" calcext:value-type="string">
            <text:p>transporte</text:p>
          </table:table-cell>
          <table:table-cell office:value-type="string" calcext:value-type="string">
            <text:p>+ 8% no FGTS</text:p>
          </table:table-cell>
          <table:table-cell table:style-name="ce1" table:formula="of:=SUM([.H11:.H12])*0.08" office:value-type="currency" office:currency="BRL" office:value="126.0064" calcext:value-type="currency">
            <text:p>R$ 126,01</text:p>
          </table:table-cell>
          <table:table-cell table:number-columns-repeated="6"/>
          <table:table-cell table:formula="of:=[.O14]/3" office:value-type="float" office:value="27.9444444444444" calcext:value-type="float">
            <text:p>27,9444444444444</text:p>
          </table:table-cell>
        </table:table-row>
        <table:table-row table:style-name="ro2">
          <table:table-cell table:formula="of:=400/24" office:value-type="currency" office:currency="BRL" office:value="16.6666666666667" calcext:value-type="currency">
            <text:p>R$ 16,67</text:p>
          </table:table-cell>
          <table:table-cell office:value-type="string" calcext:value-type="string">
            <text:p>escada</text:p>
          </table:table-cell>
          <table:table-cell table:style-name="ce1" table:formula="of:=SUM([.A10:.A20])" office:value-type="currency" office:currency="BRL" office:value="146.375" calcext:value-type="currency">
            <text:p>R$ 146,38</text:p>
          </table:table-cell>
          <table:table-cell/>
          <table:table-cell table:style-name="ce1" table:formula="of:=([.E11]-[.E12])*0.01" office:value-type="currency" office:currency="BRL" office:value="28.6479760485521" calcext:value-type="currency">
            <text:p>R$ 28,65</text:p>
          </table:table-cell>
          <table:table-cell office:value-type="string" calcext:value-type="string">
            <text:p>alimentação</text:p>
          </table:table-cell>
          <table:table-cell office:value-type="string" calcext:value-type="string">
            <text:p>- 8% do INSS</text:p>
          </table:table-cell>
          <table:table-cell table:style-name="ce1" table:formula="of:=-SUM([.H11:.H12])*0.08" office:value-type="currency" office:currency="BRL" office:value="-126.0064" calcext:value-type="currency">
            <text:p>-R$ 126,01</text:p>
          </table:table-cell>
          <table:table-cell/>
          <table:table-cell table:formula="of:=66/4" office:value-type="float" office:value="16.5" calcext:value-type="float">
            <text:p>16,5</text:p>
          </table:table-cell>
          <table:table-cell table:number-columns-repeated="4"/>
          <table:table-cell table:formula="of:=22*10" office:value-type="float" office:value="220" calcext:value-type="float">
            <text:p>220</text:p>
          </table:table-cell>
        </table:table-row>
        <table:table-row table:style-name="ro2">
          <table:table-cell table:formula="of:=336/12" office:value-type="currency" office:currency="BRL" office:value="28" calcext:value-type="currency">
            <text:p>R$ 28,00</text:p>
          </table:table-cell>
          <table:table-cell office:value-type="string" calcext:value-type="string">
            <text:p>mala tramontina</text:p>
          </table:table-cell>
          <table:table-cell table:number-columns-repeated="2"/>
          <table:table-cell table:style-name="ce1" table:formula="of:=([.E11]-[.E12])*0.09" office:value-type="currency" office:currency="BRL" office:value="257.831784436969" calcext:value-type="currency">
            <text:p>R$ 257,83</text:p>
          </table:table-cell>
          <table:table-cell office:value-type="string" calcext:value-type="string">
            <text:p>inss</text:p>
          </table:table-cell>
          <table:table-cell office:value-type="string" calcext:value-type="string">
            <text:p>- 6% do transporte</text:p>
          </table:table-cell>
          <table:table-cell table:style-name="ce1" table:formula="of:=-SUM([.H11:.H12])*0.06" office:value-type="currency" office:currency="BRL" office:value="-94.5048" calcext:value-type="currency">
            <text:p>-R$ 94,50</text:p>
          </table:table-cell>
          <table:table-cell table:number-columns-repeated="3"/>
          <table:table-cell table:style-name="ce1" table:formula="of:=SUM([.L8:.L14])" office:value-type="currency" office:currency="BRL" office:value="2067.82546470999" calcext:value-type="currency">
            <text:p>R$ 2.067,83</text:p>
          </table:table-cell>
          <table:table-cell table:number-columns-repeated="2"/>
          <table:table-cell table:formula="of:=22*2*3.4" office:value-type="float" office:value="149.6" calcext:value-type="float">
            <text:p>149,6</text:p>
          </table:table-cell>
        </table:table-row>
        <table:table-row table:style-name="ro2">
          <table:table-cell table:formula="of:=220/12" office:value-type="currency" office:currency="BRL" office:value="18.3333333333333" calcext:value-type="currency">
            <text:p>R$ 18,33</text:p>
          </table:table-cell>
          <table:table-cell office:value-type="string" calcext:value-type="string">
            <text:p>mala broca</text:p>
          </table:table-cell>
          <table:table-cell table:number-columns-repeated="4"/>
          <table:table-cell office:value-type="string" calcext:value-type="string">
            <text:p>- 1% alimentação</text:p>
          </table:table-cell>
          <table:table-cell table:style-name="ce1" table:formula="of:=-SUM([.H11:.H12])*0.01" office:value-type="currency" office:currency="BRL" office:value="-15.7508" calcext:value-type="currency">
            <text:p>-R$ 15,75</text:p>
          </table:table-cell>
          <table:table-cell table:number-columns-repeated="6"/>
          <table:table-cell table:formula="of:=[.O13]*0.08*1.4" office:value-type="float" office:value="112.672" calcext:value-type="float">
            <text:p>112,672</text:p>
          </table:table-cell>
        </table:table-row>
        <table:table-row table:style-name="ro2">
          <table:table-cell table:formula="of:=100/12" office:value-type="currency" office:currency="BRL" office:value="8.33333333333333" calcext:value-type="currency">
            <text:p>R$ 8,33</text:p>
          </table:table-cell>
          <table:table-cell office:value-type="string" calcext:value-type="string">
            <text:p>parafusadeira</text:p>
          </table:table-cell>
          <table:table-cell table:number-columns-repeated="2"/>
          <table:table-cell office:value-type="string" calcext:value-type="string">
            <text:p>despesas</text:p>
          </table:table-cell>
          <table:table-cell table:number-columns-repeated="9"/>
          <table:table-cell table:style-name="ce1" table:formula="of:=SUM([.O13:.O18])+[.C16]" office:value-type="currency" office:currency="BRL" office:value="1746.42477777778" calcext:value-type="currency">
            <text:p>R$ 1.746,42</text:p>
          </table:table-cell>
        </table:table-row>
        <table:table-row table:style-name="ro2">
          <table:table-cell table:formula="of:=250/12" office:value-type="currency" office:currency="BRL" office:value="20.8333333333333" calcext:value-type="currency">
            <text:p>R$ 20,83</text:p>
          </table:table-cell>
          <table:table-cell office:value-type="string" calcext:value-type="string">
            <text:p>furadeira</text:p>
          </table:table-cell>
          <table:table-cell table:number-columns-repeated="2"/>
          <table:table-cell table:style-name="ce1" table:formula="of:=[.A5]+[.A7]+[.A8]" office:value-type="currency" office:currency="BRL" office:value="996.76" calcext:value-type="currency">
            <text:p>R$ 996,76</text:p>
          </table:table-cell>
          <table:table-cell office:value-type="string" calcext:value-type="string">
            <text:p>básicas</text:p>
          </table:table-cell>
          <table:table-cell office:value-type="string" calcext:value-type="string">
            <text:p>mensalidade</text:p>
          </table:table-cell>
          <table:table-cell table:style-name="ce1" table:formula="of:=SUM([.H11:.H18])" office:value-type="currency" office:currency="BRL" office:value="2276.1844" calcext:value-type="currency">
            <text:p>R$ 2.276,18</text:p>
          </table:table-cell>
          <table:table-cell/>
          <table:table-cell office:value-type="string" calcext:value-type="string">
            <text:p>Para cada 17 contratantes, um assistente técnico será contratado.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table:formula="of:=SUM([.A10:.A14])" office:value-type="currency" office:currency="BRL" office:value="54.2083333333333" calcext:value-type="currency">
            <text:p>R$ 54,21</text:p>
          </table:table-cell>
          <table:table-cell office:value-type="string" calcext:value-type="string">
            <text:p>epi</text:p>
          </table:table-cell>
          <table:table-cell/>
          <table:table-cell table:style-name="ce1"/>
          <table:table-cell table:number-columns-repeated="7"/>
        </table:table-row>
        <table:table-row table:style-name="ro2">
          <table:table-cell table:formula="of:=[.A1]/3/12" office:value-type="currency" office:currency="BRL" office:value="163.520016666667" calcext:value-type="currency">
            <text:p>R$ 163,52</text:p>
          </table:table-cell>
          <table:table-cell office:value-type="string" calcext:value-type="string">
            <text:p>1/3 das férias</text:p>
          </table:table-cell>
          <table:table-cell table:number-columns-repeated="2"/>
          <table:table-cell table:style-name="ce1" table:formula="of:=SUM([.A16:.A20])" office:value-type="currency" office:currency="BRL" office:value="92.1666666666667" calcext:value-type="currency">
            <text:p>R$ 92,17</text:p>
          </table:table-cell>
          <table:table-cell office:value-type="string" calcext:value-type="string">
            <text:p>materiais</text:p>
          </table:table-cell>
          <table:table-cell/>
          <table:table-cell table:style-name="ce1"/>
          <table:table-cell table:number-columns-repeated="7"/>
        </table:table-row>
        <table:table-row table:style-name="ro2">
          <table:table-cell table:formula="of:=SUM([.A1:.A2])/12" office:value-type="currency" office:currency="BRL" office:value="524.093383333333" calcext:value-type="currency">
            <text:p>R$ 524,09</text:p>
          </table:table-cell>
          <table:table-cell office:value-type="string" calcext:value-type="string">
            <text:p>13º</text:p>
          </table:table-cell>
          <table:table-cell table:number-columns-repeated="2"/>
          <table:table-cell table:formula="of:=1006*0.4" office:value-type="float" office:value="402.4" calcext:value-type="float">
            <text:p>402,4</text:p>
          </table:table-cell>
          <table:table-cell office:value-type="string" calcext:value-type="string">
            <text:p>periculosidade</text:p>
          </table:table-cell>
          <table:table-cell office:value-type="string" calcext:value-type="string">
            <text:p>Meta de 66 atendimentos mensais</text:p>
          </table:table-cell>
          <table:table-cell table:style-name="ce1"/>
          <table:table-cell table:number-columns-repeated="7"/>
        </table:table-row>
        <table:table-row table:style-name="ro2">
          <table:table-cell table:number-columns-repeated="4"/>
          <table:table-cell table:style-name="ce1" office:value-type="currency" office:currency="BRL" office:value="146.58" calcext:value-type="currency">
            <text:p>R$ 146,58</text:p>
          </table:table-cell>
          <table:table-cell/>
          <table:table-cell office:value-type="string" calcext:value-type="string">
            <text:p>Cumprindo a meta, recebe a bonificação de R$ 34,49 por atendimento excedente</text:p>
          </table:table-cell>
          <table:table-cell/>
          <table:table-cell table:style-name="ce1"/>
          <table:table-cell table:number-columns-repeated="6"/>
        </table:table-row>
        <table:table-row table:style-name="ro2">
          <table:table-cell table:number-columns-repeated="4"/>
          <table:table-cell table:style-name="ce1" table:formula="of:=([.E11]-[.E12])-SUM([.E20:.E24])" office:value-type="currency" office:currency="BRL" office:value="1172.68260485521" calcext:value-type="currency">
            <text:p>R$ 1.172,68</text:p>
          </table:table-cell>
          <table:table-cell office:value-type="string" calcext:value-type="string">
            <text:p>salário bruto</text:p>
          </table:table-cell>
          <table:table-cell table:number-columns-repeated="9"/>
        </table:table-row>
        <table:table-row table:style-name="ro2">
          <table:table-cell table:formula="of:=SUM([.A1:.A23])/160" office:value-type="currency" office:currency="BRL" office:value="97.761316027" calcext:value-type="currency">
            <text:p>R$ 97,76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4"/>
          <table:table-cell table:style-name="ce1" table:formula="of:=[.E25]/12/3" office:value-type="currency" office:currency="BRL" office:value="32.5745168015336" calcext:value-type="currency">
            <text:p>R$ 32,57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" table:formula="of:=[.E25]/12" office:value-type="currency" office:currency="BRL" office:value="97.7235504046007" calcext:value-type="currency">
            <text:p>R$ 97,72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" table:formula="of:=SUM([.E28:.E29])" office:value-type="currency" office:currency="BRL" office:value="130.298067206134" calcext:value-type="currency">
            <text:p>R$ 130,30</text:p>
          </table:table-cell>
          <table:table-cell table:number-columns-repeated="10"/>
        </table:table-row>
        <table:table-row table:style-name="ro2" table:number-rows-repeated="104854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Mangal" svg:font-family="Manga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11:31:25.8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1:57:01.478000000</meta:creation-date>
    <dc:date>2018-12-30T20:52:10.892000000</dc:date>
    <meta:editing-duration>PT12H53M58S</meta:editing-duration>
    <meta:editing-cycles>20</meta:editing-cycles>
    <meta:generator>LibreOffice/6.0.1.1$Windows_X86_64 LibreOffice_project/60bfb1526849283ce2491346ed2aa51c465abfe6</meta:generator>
    <meta:document-statistic meta:table-count="16" meta:cell-count="701" meta:object-count="0"/>
  </office:meta>
</office:document-meta>
</file>